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Default" office:value-type="float" office:value="1089" calcext:value-type="float">
            <text:p>1089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3:29:55.994355060</dc:date>
    <meta:editing-duration>P5DT23H33M2S</meta:editing-duration>
    <meta:editing-cycles>24</meta:editing-cycles>
    <meta:generator>LibreOffice/5.1.6.2$Linux_X86_64 LibreOffice_project/10m0$Build-2</meta:generator>
    <meta:document-statistic meta:table-count="2" meta:cell-count="2636" meta:object-count="0"/>
  </office:meta>
</office:document-meta>
</file>